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26pt" fo:font-weight="bold" officeooo:rsid="0012b968" officeooo:paragraph-rsid="0012b968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font-name="Abyssinica SIL" fo:font-size="14pt" officeooo:paragraph-rsid="0012b968" style:font-name-asian="Cambria1" style:font-size-asian="14pt" style:font-name-complex="Cambria1" style:font-size-complex="14pt"/>
    </style:style>
    <style:style style:name="P3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style:font-name="Abyssinica SIL" fo:font-size="14pt" fo:font-weight="bold" officeooo:rsid="0012b968" officeooo:paragraph-rsid="0012b968" style:font-name-asian="Cambria1" style:font-size-asian="14pt" style:font-weight-asian="bold" style:font-name-complex="Cambria1" style:font-size-complex="14pt" style:font-weight-complex="bold"/>
    </style:style>
    <style:style style:name="P4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/>
      <style:text-properties fo:color="#ff3300" style:font-name="Abyssinica SIL" fo:font-size="14pt" officeooo:paragraph-rsid="0012b968" style:font-name-asian="Cambria1" style:font-size-asian="14pt" style:font-name-complex="Cambria1" style:font-size-complex="14pt"/>
    </style:style>
    <style:style style:name="P5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  <style:text-properties style:font-name="Abyssinica SIL" fo:font-size="14pt" officeooo:paragraph-rsid="0012b968" style:font-name-asian="Cambria1" style:font-size-asian="14pt" style:font-name-complex="Cambria1" style:font-size-complex="14pt"/>
    </style:style>
    <style:style style:name="P6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style:font-name="Abyssinica SIL" fo:font-size="14pt" officeooo:paragraph-rsid="0012b968" style:font-name-asian="Cambria1" style:font-size-asian="14pt" style:font-name-complex="Cambria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KATERNS AUGUST 2018</text:p>
      <text:p text:style-name="P1"/>
      <text:list xml:id="list4732010458781543700" text:style-name="WWNum3">
        <text:list-item>
          <text:p text:style-name="P5">Write a program, which will find all such numbers between 1000 and 3000 (both included) such that each digit of the number is an even number. The numbers obtained should be printed in a comma-separated sequence on a single line.</text:p>
        </text:list-item>
      </text:list>
      <text:p text:style-name="P6"/>
      <text:list xml:id="list111516075900075" text:continue-numbering="true" text:style-name="WWNum3">
        <text:list-item>
          <text:p text:style-name="P5">Write a program that accepts a sentence and calculate the number of uppercase letters and lowercase letters.</text:p>
        </text:list-item>
      </text:list>
      <text:p text:style-name="P2">Suppose the following input is supplied to the program:</text:p>
      <text:p text:style-name="P4">Hello world!</text:p>
      <text:p text:style-name="P2">Then, the output should be:</text:p>
      <text:p text:style-name="P2"/>
      <text:p text:style-name="P2">UPPER CASE 1</text:p>
      <text:p text:style-name="P2">LOWER CASE 9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1:12:07.603437354</meta:creation-date>
    <dc:date>2018-08-07T11:15:15.687317252</dc:date>
    <meta:editing-duration>PT3M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84" meta:character-count="479" meta:non-whitespace-character-count="405"/>
  </office:meta>
</office:document-meta>
</file>